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D0000026695CA013E.jpg"/>
  <manifest:file-entry manifest:media-type="image/png" manifest:full-path="Pictures/100000000000029D0000016BA36C4528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le1" style:family="table">
      <style:table-properties style:width="13.002cm" table:align="left" style:writing-mode="lr-tb"/>
    </style:style>
    <style:style style:name="Tabelle1.A" style:family="table-column">
      <style:table-column-properties style:column-width="13.002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style:vertical-align="top" fo:padding-left="0cm" fo:padding-right="0cm" fo:padding-top="0.049cm" fo:padding-bottom="0cm" fo:border="none" style:writing-mode="lr-tb"/>
    </style:style>
    <style:style style:name="Tabelle1.2" style:family="table-row">
      <style:table-row-properties style:min-row-height="3.2cm" fo:keep-together="auto"/>
    </style:style>
    <style:style style:name="Tabelle1.3" style:family="table-row">
      <style:table-row-properties style:min-row-height="14.002cm" fo:keep-together="auto"/>
    </style:style>
    <style:style style:name="Tabelle1.A3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line-height="0.494cm">
        <style:tab-stops>
          <style:tab-stop style:position="3.436cm"/>
          <style:tab-stop style:position="4.401cm"/>
        </style:tab-stops>
      </style:paragraph-properties>
    </style:style>
    <style:style style:name="P2" style:family="paragraph" style:parent-style-name="Standard">
      <style:text-properties fo:language="none" fo:country="none" style:language-asian="none" style:country-asian="none"/>
    </style:style>
    <style:style style:name="P3" style:family="paragraph" style:parent-style-name="Standard" style:master-page-name="First_20_Page">
      <style:paragraph-properties fo:line-height="0.494cm" style:page-number="auto">
        <style:tab-stops>
          <style:tab-stop style:position="3.436cm"/>
          <style:tab-stop style:position="4.401cm"/>
        </style:tab-stops>
      </style:paragraph-properties>
    </style:style>
    <style:style style:name="P4" style:family="paragraph" style:parent-style-name="Text_20_body">
      <style:paragraph-properties style:snap-to-layout-grid="false"/>
    </style:style>
    <style:style style:name="P5" style:family="paragraph" style:parent-style-name="Text_20_body">
      <style:text-properties fo:language="none" fo:country="none" style:language-asian="none" style:country-asian="none"/>
    </style:style>
    <style:style style:name="P6" style:family="paragraph" style:parent-style-name="Footer">
      <style:text-properties fo:language="none" fo:country="none" style:language-asian="none" style:country-asian="none"/>
    </style:style>
    <style:style style:name="P7" style:family="paragraph" style:parent-style-name="Footer">
      <style:paragraph-properties fo:margin-left="0cm" fo:margin-right="0cm" fo:text-indent="0.635cm" style:auto-text-indent="false">
        <style:tab-stops>
          <style:tab-stop style:position="9.925cm"/>
        </style:tab-stops>
      </style:paragraph-properties>
    </style:style>
    <style:style style:name="P8" style:family="paragraph" style:parent-style-name="diplom_20_überschrift">
      <style:text-properties fo:font-style="italic" style:font-style-asian="italic" style:font-style-complex="italic"/>
    </style:style>
    <style:style style:name="P9" style:family="paragraph">
      <style:paragraph-properties fo:text-align="center" style:writing-mode="lr-tb"/>
    </style:style>
    <style:style style:name="T1" style:family="text"/>
    <style:style style:name="fr1" style:family="graphic" style:parent-style-name="Frame">
      <style:graphic-properties fo:margin-left="0.25cm" fo:margin-right="0.25cm" style:wrap="dynamic" style:number-wrapped-paragraphs="1" style:vertical-pos="from-top" style:vertical-rel="page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5cm" fo:margin-right="0.25cm" fo:margin-top="0.25cm" fo:margin-bottom="0.25cm" style:wrap="none" style:vertical-pos="from-top" style:vertical-rel="page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-content" fo:background-color="#ffffff" style:background-transparency="100%" fo:padding-left="0.076cm" fo:padding-right="0.176cm" fo:padding-top="0.056cm" fo:padding-bottom="0.056cm" fo:border="none">
        <style:background-image/>
      </style:graphic-properties>
    </style:style>
    <style:style style:name="fr4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1cm" svg:stroke-color="#ff73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solid" svg:stroke-width="0.01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solid" svg:stroke-width="0.011cm" svg:stroke-color="#ff66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hmen1" text:anchor-type="paragraph" svg:x="16.505cm" svg:y="8.103cm" svg:width="3.801cm" draw:z-index="0"><draw:text-box fo:min-height="1.517cm"><text:p text:style-name="Logozusatz">Fakultät für Informatik</text:p></draw:text-box></draw:frame></text:p>
      <text:p text:style-name="P1"/>
      <text:p text:style-name="P1"/>
      <text:p text:style-name="P5"><draw:frame draw:style-name="fr2" draw:name="Rahmen2" text:anchor-type="paragraph" svg:x="16.505cm" svg:y="26.005cm" svg:width="3.81cm" svg:height="2.23cm" draw:z-index="1"><draw:text-box><text:p text:style-name="Personalisiert_20_rechts">Verfasser der Diplomarbeit:</text:p><text:p text:style-name="Personalisiert_20_rechts">Marc Rochow</text:p><text:p text:style-name="Personalisiert_20_rechts">Seilerstr. 1</text:p><text:p text:style-name="Personalisiert_20_rechts">86153 Augsburg</text:p><text:p text:style-name="Personalisiert_20_rechts">Telefon:+49 821 455 62 93</text:p><text:p text:style-name="Personalisiert_20_rechts">marc.rochow@hs-augsburg.de</text:p></draw:text-box></draw:frame><draw:frame draw:style-name="fr2" draw:name="Rahmen3" text:anchor-type="paragraph" svg:x="16.505cm" svg:y="24.604cm" svg:width="3.81cm" svg:height="1.281cm" draw:z-index="2"><draw:text-box><text:p text:style-name="Personalisiert_20_rechts">Fakultät für Informatik</text:p><text:p text:style-name="Personalisiert_20_rechts">Telefon: +49 821 5586-3450</text:p><text:p text:style-name="Personalisiert_20_rechts">Fax: <text:s text:c="6"/>+49 821 5586-3499</text:p></draw:text-box></draw:frame><draw:frame draw:style-name="fr3" draw:name="Rahmen4" text:anchor-type="char" svg:x="0cm" svg:y="6.101cm" svg:width="13.501cm" svg:height="20.001cm" draw:z-index="9"><draw:text-box><table:table table:name="Tabelle1" table:style-name="Tabelle1"><table:table-column table:style-name="Tabelle1.A"/><table:table-row table:style-name="Tabelle1.1"><table:table-cell table:style-name="Tabelle1.A1" office:value-type="string"><text:p text:style-name="diplom_20_überschrift">Bachelorarbeit</text:p></table:table-cell></table:table-row><table:table-row table:style-name="Tabelle1.2"><table:table-cell table:style-name="Tabelle1.A1" office:value-type="string"><text:p text:style-name="P4"/></table:table-cell></table:table-row><table:table-row table:style-name="Tabelle1.3"><table:table-cell table:style-name="Tabelle1.A3" office:value-type="string"><text:h text:style-name="diplombeschreibung" text:outline-level="2" text:is-list-header="true">Studienrichtung </text:h><text:h text:style-name="diplombeschreibung" text:outline-level="2" text:is-list-header="true">Informatik</text:h><text:h text:style-name="diplombeschreibung" text:outline-level="2" text:is-list-header="true"/><text:p text:style-name="P8">Marc Rochow</text:p><text:p text:style-name="diplom_20_überschrift">insert topic here</text:p><text:h text:style-name="diplombeschreibung" text:outline-level="2" text:is-list-header="true"/><text:h text:style-name="diplombeschreibung" text:outline-level="2" text:is-list-header="true">Prüfer:</text:h><text:h text:style-name="diplombeschreibung" text:outline-level="2" text:is-list-header="true">Prof. Dr. Nik Klever</text:h><text:h text:style-name="diplombeschreibung" text:outline-level="2" text:is-list-header="true">Abgabe der Arbeit am: ...</text:h><text:p text:style-name="Text_20_body"/></table:table-cell></table:table-row></table:table><text:p text:style-name="Standard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style:writing-mode="lr-tb"/>
      <style:text-properties style:use-window-font-color="true" style:font-name="Arial" fo:font-size="11pt" fo:language="de" fo:country="DE" style:font-name-asian="Times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.501cm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line-height="0.353cm"/>
      <style:text-properties fo:font-size="7.5pt" fo:font-weight="bold" style:font-size-asian="7.5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0.388cm" fo:keep-with-next="always"/>
      <style:text-properties fo:font-size="7.5pt" fo:font-weight="bold" style:font-size-asian="7.5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ersonalisiert_20_rechts" style:display-name="Personalisiert rechts" style:family="paragraph" style:parent-style-name="Standard">
      <style:paragraph-properties fo:line-height="0.363cm"/>
      <style:text-properties fo:font-size="7pt" style:font-size-asian="7pt"/>
    </style:style>
    <style:style style:name="Logozusatz" style:family="paragraph" style:parent-style-name="Standard">
      <style:paragraph-properties fo:line-height="0.582cm"/>
      <style:text-properties fo:color="#ff9900" fo:font-size="12pt" fo:letter-spacing="0.007cm" style:letter-kerning="true" style:font-size-asian="12pt"/>
    </style:style>
    <style:style style:name="Aktenzeichen_20_text" style:display-name="Aktenzeichen text" style:family="paragraph" style:parent-style-name="Standard">
      <style:text-properties fo:font-size="7.5pt" style:font-size-asian="7.5pt"/>
    </style:style>
    <style:style style:name="Aktenzeichen_20_2._20_Zeile" style:display-name="Aktenzeichen 2. Zeile" style:family="paragraph" style:parent-style-name="Aktenzeichen_20_text">
      <style:text-properties fo:font-size="11pt" style:font-size-asian="11pt"/>
    </style:style>
    <style:style style:name="Formatvorlage1" style:family="paragraph" style:parent-style-name="Standard" style:next-style-name="Text_20_body">
      <style:paragraph-properties fo:line-height="0.388cm" fo:background-color="#ffffff">
        <style:background-image/>
      </style:paragraph-properties>
      <style:text-properties fo:font-size="7.5pt" style:font-size-asian="7.5pt"/>
    </style:style>
    <style:style style:name="Anschriftenfeld" style:family="paragraph" style:parent-style-name="Standard">
      <style:paragraph-properties fo:line-height="0.494cm" fo:background-color="#ffffff">
        <style:background-image/>
      </style:paragraph-properties>
    </style:style>
    <style:style style:name="diplom_20_überschrift" style:display-name="diplom überschrift" style:family="paragraph" style:parent-style-name="Standard">
      <style:paragraph-properties fo:line-height="100%"/>
      <style:text-properties fo:color="#ff9900" fo:font-size="18pt" fo:letter-spacing="0.007cm" fo:font-weight="bold" style:letter-kerning="true" style:font-size-asian="18pt" style:font-weight-asian="bold"/>
    </style:style>
    <style:style style:name="diplombeschreibung" style:family="paragraph" style:parent-style-name="Heading_20_2">
      <style:paragraph-properties fo:margin-top="0cm" fo:margin-bottom="0cm" fo:line-height="0.917cm" fo:keep-together="auto"/>
      <style:text-properties fo:color="#000000" style:font-name="Arial" fo:font-size="18pt" fo:letter-spacing="-0.007cm" fo:font-weight="normal" style:letter-kerning="true" style:font-name-asian="Times" style:font-size-asian="18pt" style:font-weight-asian="normal" style:font-name-complex="Times New Roman" style:font-size-complex="14pt" style:font-weight-complex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betreffzeile" style:family="text" style:parent-style-name="WW-Absatz-Standardschriftart">
      <style:text-properties style:font-name="Arial" fo:font-size="11pt" fo:font-weight="bold" style:font-size-asian="11pt" style:font-weight-asian="bold" style:font-name-complex="Arial" style:font-size-complex="14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GesichteterHyperlink" style:family="text" style:parent-style-name="WW-Absatz-Standardschriftar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WW-Absatz-Standardschriftart">
      <style:text-properties fo:color="#808080" style:font-name="Arial" fo:font-size="7pt" style:font-size-asian="7pt" style:font-name-complex="Arial"/>
    </style:style>
    <style:style style:name="_20_Zchn_20_Zchn" style:display-name=" Zchn Zchn" style:family="text" style:parent-style-name="Absatz-Standardschriftart">
      <style:text-properties style:font-name="Arial" fo:font-size="11pt" style:font-size-asian="11pt" style:font-name-complex="Arial"/>
    </style:style>
    <style:style style:name="_20_Zchn_20_Zchn1" style:display-name=" Zchn Zchn1" style:family="text" style:parent-style-name="Absatz-Standardschriftart"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</style:style>
    <style:style style:name="MP2" style:family="paragraph" style:parent-style-name="Footer">
      <style:paragraph-properties fo:margin-left="0cm" fo:margin-right="0cm" fo:text-indent="0.635cm" style:auto-text-indent="false">
        <style:tab-stops>
          <style:tab-stop style:position="9.925cm"/>
        </style:tab-stops>
      </style:paragraph-properties>
    </style:style>
    <style:style style:name="MP3" style:family="paragraph" style:parent-style-name="Standard">
      <style:text-properties fo:language="none" fo:country="none" style:language-asian="none" style:country-asian="none"/>
    </style:style>
    <style:style style:name="MP4" style:family="paragraph" style:parent-style-name="Footer">
      <style:text-properties fo:language="none" fo:country="none" style:language-asian="none" style:country-asian="non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Mgr2" style:family="graphic">
      <style:graphic-properties draw:stroke="solid" svg:stroke-width="0.011cm" svg:stroke-color="#ff73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style style:name="Mgr3" style:family="graphic">
      <style:graphic-properties draw:stroke="solid" svg:stroke-width="0.011cm" svg:stroke-color="#ff66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/>
    </style:style>
    <style:page-layout style:name="Mpm1">
      <style:page-layout-properties fo:page-width="21.001cm" fo:page-height="29.7cm" style:num-format="1" style:print-orientation="portrait" fo:margin-top="2cm" fo:margin-bottom="1.199cm" fo:margin-left="2.401cm" fo:margin-right="5.0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4" draw:style-name="Mgr1" draw:text-style-name="MP1" svg:x1="0.199cm" svg:y1="14.852cm" svg:x2="0.599cm" svg:y2="14.852cm"><text:p/></draw:line><draw:line text:anchor-type="char" draw:z-index="3" draw:style-name="Mgr2" draw:text-style-name="MP1" svg:x1="0.199cm" svg:y1="10.502cm" svg:x2="0.599cm" svg:y2="10.502cm"><text:p/></draw:line></text:p>
      </style:header>
      <style:footer>
        <text:p text:style-name="MP2"><draw:frame draw:style-name="Mfr1" draw:name="Rahmen5" text:anchor-type="paragraph" svg:x="2.367cm" svg:y="0.205cm" draw:z-index="0"><draw:text-box fo:min-height="0.37cm" fo:min-width="0cm"><text:p text:style-name="Footer"><text:span text:style-name="Page_20_Number">Seite </text:span><text:span text:style-name="Page_20_Number"><text:page-number text:select-page="current"/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logo_neutral_288dpi_fa" text:anchor-type="char" svg:x="14.102cm" svg:y="2.6cm" svg:width="5.904cm" svg:height="3.21cm" draw:z-index="7"><draw:image xlink:href="Pictures/100000000000029D0000016BA36C4528.png" xlink:type="simple" xlink:show="embed" xlink:actuate="onLoad"/></draw:frame><draw:line text:anchor-type="char" draw:z-index="6" draw:style-name="Mgr1" draw:text-style-name="MP1" svg:x1="0.199cm" svg:y1="14.852cm" svg:x2="0.599cm" svg:y2="14.852cm"><text:p/></draw:line><draw:line text:anchor-type="char" draw:z-index="5" draw:style-name="Mgr3" draw:text-style-name="MP1" svg:x1="0.199cm" svg:y1="10.502cm" svg:x2="0.599cm" svg:y2="10.502cm"><text:p/></draw:line></text:p>
        <text:p text:style-name="Standard"/>
      </style:header>
      <style:footer>
        <text:p text:style-name="MP4"><draw:frame draw:style-name="Mfr2" draw:name="hs_briefbogen_adresse_standard_ausschnitt" text:anchor-type="char" svg:x="16.402cm" svg:y="18.503cm" svg:width="3.639cm" svg:height="3.916cm" draw:z-index="8"><draw:image xlink:href="Pictures/100000000000023D0000026695CA013E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resse</dc:title>
    <meta:initial-creator>Bill Gates</meta:initial-creator>
    <meta:creation-date>2011-06-07T11:43:00</meta:creation-date>
    <dc:date>2012-04-23T12:21:49</dc:date>
    <meta:print-date>2011-06-08T15:42:00</meta:print-date>
    <meta:editing-cycles>8</meta:editing-cycles>
    <meta:document-statistic meta:table-count="1" meta:image-count="2" meta:object-count="0" meta:page-count="1" meta:paragraph-count="19" meta:word-count="48" meta:character-count="342" meta:non-whitespace-character-count="304"/>
    <meta:generator>LibreOffice/3.5$Linux_X86_64 LibreOffice_project/350m1$Build-102</meta:generator>
    <meta:user-defined meta:name="Info 1"/>
    <meta:user-defined meta:name="Info 2"/>
    <meta:user-defined meta:name="Info 3"/>
    <meta:user-defined meta:name="Info 4"/>
  </office:meta>
</office:document-meta>
</file>